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office:value-type="string">
            <text:p>Default Results</text:p>
          </table:table-cell>
          <table:table-cell table:number-columns-repeated="23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sample</text:p>
          </table:table-cell>
          <table:table-cell office:value-type="string">
            <text:p>seconds</text:p>
          </table:table-cell>
          <table:table-cell table:number-columns-repeated="4"/>
          <table:table-cell office:value-type="string">
            <text:p>bender</text:p>
          </table:table-cell>
          <table:table-cell table:number-columns-repeated="3"/>
          <table:table-cell office:value-type="string">
            <text:p>mip time</text:p>
          </table:table-cell>
          <table:table-cell table:number-columns-repeated="3"/>
          <table:table-cell office:value-type="string">
            <text:p>mip malapert</text:p>
          </table:table-cell>
          <table:table-cell table:number-columns-repeated="3"/>
          <table:table-cell office:value-type="string">
            <text:p>cp time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71">
            <text:p>1.7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.89">
            <text:p>5.89</text:p>
          </table:table-cell>
          <table:table-cell table:formula="of:=&quot;(&quot; &amp; [.G5]&amp;&quot;.&quot;&amp;[.H5]&amp; &quot;, &quot; &amp; [.I5] &amp; &quot;)&quot;" office:value-type="string" office:string-value="(10.1, 5.89)">
            <text:p>(10.1, 5.89)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4">
            <text:p>0.34</text:p>
          </table:table-cell>
          <table:table-cell table:formula="of:=&quot;(&quot; &amp; [.K5]&amp;&quot;.&quot;&amp;[.L5]&amp; &quot;, &quot; &amp; [.M5] &amp; &quot;)&quot;" office:value-type="string" office:string-value="(10.1, 0.34)">
            <text:p>(10.1, 0.34)</text:p>
          </table:table-cell>
          <table:table-cell table:number-columns-repeated="2"/>
          <table:table-cell office:value-type="float" office:value="4.29">
            <text:p>4.2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67">
            <text:p>1.67</text:p>
          </table:table-cell>
          <table:table-cell table:formula="of:=&quot;(&quot; &amp; [.U5]&amp;&quot;.&quot;&amp;[.V5]&amp; &quot;, &quot; &amp; [.W5] &amp; &quot;)&quot;" office:value-type="string" office:string-value="(10.1, 1.67)">
            <text:p>(10.1, 1.67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.65">
            <text:p>7.65</text:p>
          </table:table-cell>
          <table:table-cell table:formula="of:=&quot;(&quot; &amp; [.G6]&amp;&quot;.&quot;&amp;[.H6]&amp; &quot;, &quot; &amp; [.I6] &amp; &quot;)&quot;" office:value-type="string" office:string-value="(10.2, 7.65)">
            <text:p>(10.2, 7.65)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38">
            <text:p>0.38</text:p>
          </table:table-cell>
          <table:table-cell table:formula="of:=&quot;(&quot; &amp; [.K6]&amp;&quot;.&quot;&amp;[.L6]&amp; &quot;, &quot; &amp; [.M6] &amp; &quot;)&quot;" office:value-type="string" office:string-value="(10.2, 0.38)">
            <text:p>(10.2, 0.38)</text:p>
          </table:table-cell>
          <table:table-cell table:number-columns-repeated="2"/>
          <table:table-cell office:value-type="float" office:value="6.49">
            <text:p>6.49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.85">
            <text:p>0.85</text:p>
          </table:table-cell>
          <table:table-cell table:formula="of:=&quot;(&quot; &amp; [.U6]&amp;&quot;.&quot;&amp;[.V6]&amp; &quot;, &quot; &amp; [.W6] &amp; &quot;)&quot;" office:value-type="string" office:string-value="(10.2, 0.85)">
            <text:p>(10.2, 0.85)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8.09">
            <text:p>28.09</text:p>
          </table:table-cell>
          <table:table-cell table:formula="of:=&quot;(&quot; &amp; [.G7]&amp;&quot;.&quot;&amp;[.H7]&amp; &quot;, &quot; &amp; [.I7] &amp; &quot;)&quot;" office:value-type="string" office:string-value="(10.3, 28.09)">
            <text:p>(10.3, 28.09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17">
            <text:p>0.17</text:p>
          </table:table-cell>
          <table:table-cell table:formula="of:=&quot;(&quot; &amp; [.K7]&amp;&quot;.&quot;&amp;[.L7]&amp; &quot;, &quot; &amp; [.M7] &amp; &quot;)&quot;" office:value-type="string" office:string-value="(10.3, 0.17)">
            <text:p>(10.3, 0.17)</text:p>
          </table:table-cell>
          <table:table-cell table:number-columns-repeated="2"/>
          <table:table-cell office:value-type="float" office:value="0.26">
            <text:p>0.2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table:formula="of:=&quot;(&quot; &amp; [.U7]&amp;&quot;.&quot;&amp;[.V7]&amp; &quot;, &quot; &amp; [.W7] &amp; &quot;)&quot;" office:value-type="string" office:string-value="(10.3, 0.04)">
            <text:p>(10.3, 0.04)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.04">
            <text:p>3.04</text:p>
          </table:table-cell>
          <table:table-cell table:formula="of:=&quot;(&quot; &amp; [.G8]&amp;&quot;.&quot;&amp;[.H8]&amp; &quot;, &quot; &amp; [.I8] &amp; &quot;)&quot;" office:value-type="string" office:string-value="(10.4, 3.04)">
            <text:p>(10.4, 3.04)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6">
            <text:p>0.6</text:p>
          </table:table-cell>
          <table:table-cell table:formula="of:=&quot;(&quot; &amp; [.K8]&amp;&quot;.&quot;&amp;[.L8]&amp; &quot;, &quot; &amp; [.M8] &amp; &quot;)&quot;" office:value-type="string" office:string-value="(10.4, 0.6)">
            <text:p>(10.4, 0.6)</text:p>
          </table:table-cell>
          <table:table-cell table:number-columns-repeated="2"/>
          <table:table-cell office:value-type="float" office:value="5.41">
            <text:p>5.4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58">
            <text:p>0.58</text:p>
          </table:table-cell>
          <table:table-cell table:formula="of:=&quot;(&quot; &amp; [.U8]&amp;&quot;.&quot;&amp;[.V8]&amp; &quot;, &quot; &amp; [.W8] &amp; &quot;)&quot;" office:value-type="string" office:string-value="(10.4, 0.58)">
            <text:p>(10.4, 0.58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96">
            <text:p>0.96</text:p>
          </table:table-cell>
          <table:table-cell table:formula="of:=&quot;(&quot; &amp; [.G9]&amp;&quot;.&quot;&amp;[.H9]&amp; &quot;, &quot; &amp; [.I9] &amp; &quot;)&quot;" office:value-type="string" office:string-value="(10.5, 0.96)">
            <text:p>(10.5, 0.96)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7">
            <text:p>0.17</text:p>
          </table:table-cell>
          <table:table-cell table:formula="of:=&quot;(&quot; &amp; [.K9]&amp;&quot;.&quot;&amp;[.L9]&amp; &quot;, &quot; &amp; [.M9] &amp; &quot;)&quot;" office:value-type="string" office:string-value="(10.5, 0.17)">
            <text:p>(10.5, 0.17)</text:p>
          </table:table-cell>
          <table:table-cell table:number-columns-repeated="2"/>
          <table:table-cell office:value-type="float" office:value="0.86">
            <text:p>0.86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0.11">
            <text:p>0.11</text:p>
          </table:table-cell>
          <table:table-cell table:formula="of:=&quot;(&quot; &amp; [.U9]&amp;&quot;.&quot;&amp;[.V9]&amp; &quot;, &quot; &amp; [.W9] &amp; &quot;)&quot;" office:value-type="string" office:string-value="(10.5, 0.11)">
            <text:p>(10.5, 0.11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6.88">
            <text:p>6.88</text:p>
          </table:table-cell>
          <table:table-cell table:formula="of:=&quot;(&quot; &amp; [.G10]&amp;&quot;.&quot;&amp;[.H10]&amp; &quot;, &quot; &amp; [.I10] &amp; &quot;)&quot;" office:value-type="string" office:string-value="(10.6, 6.88)">
            <text:p>(10.6, 6.88)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table:formula="of:=&quot;(&quot; &amp; [.K10]&amp;&quot;.&quot;&amp;[.L10]&amp; &quot;, &quot; &amp; [.M10] &amp; &quot;)&quot;" office:value-type="string" office:string-value="(10.6, 0.01)">
            <text:p>(10.6, 0.01)</text:p>
          </table:table-cell>
          <table:table-cell table:number-columns-repeated="2"/>
          <table:table-cell office:value-type="float" office:value="0.73">
            <text:p>0.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02">
            <text:p>0.02</text:p>
          </table:table-cell>
          <table:table-cell table:formula="of:=&quot;(&quot; &amp; [.U10]&amp;&quot;.&quot;&amp;[.V10]&amp; &quot;, &quot; &amp; [.W10] &amp; &quot;)&quot;" office:value-type="string" office:string-value="(10.6, 0.02)">
            <text:p>(10.6, 0.02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5">
            <text:p>0.1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.47">
            <text:p>2.47</text:p>
          </table:table-cell>
          <table:table-cell table:formula="of:=&quot;(&quot; &amp; [.G11]&amp;&quot;.&quot;&amp;[.H11]&amp; &quot;, &quot; &amp; [.I11] &amp; &quot;)&quot;" office:value-type="string" office:string-value="(10.7, 2.47)">
            <text:p>(10.7, 2.47)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.12">
            <text:p>0.12</text:p>
          </table:table-cell>
          <table:table-cell table:formula="of:=&quot;(&quot; &amp; [.K11]&amp;&quot;.&quot;&amp;[.L11]&amp; &quot;, &quot; &amp; [.M11] &amp; &quot;)&quot;" office:value-type="string" office:string-value="(10.7, 0.12)">
            <text:p>(10.7, 0.12)</text:p>
          </table:table-cell>
          <table:table-cell table:number-columns-repeated="2"/>
          <table:table-cell office:value-type="float" office:value="3.01">
            <text:p>3.0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&quot;(&quot; &amp; [.U11]&amp;&quot;.&quot;&amp;[.V11]&amp; &quot;, &quot; &amp; [.W11] &amp; &quot;)&quot;" office:value-type="string" office:string-value="(10.7, 0)">
            <text:p>(10.7, 0)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35">
            <text:p>3.3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1.09">
            <text:p>11.09</text:p>
          </table:table-cell>
          <table:table-cell table:formula="of:=&quot;(&quot; &amp; [.G12]&amp;&quot;.&quot;&amp;[.H12]&amp; &quot;, &quot; &amp; [.I12] &amp; &quot;)&quot;" office:value-type="string" office:string-value="(10.8, 11.09)">
            <text:p>(10.8, 11.09)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36">
            <text:p>0.36</text:p>
          </table:table-cell>
          <table:table-cell table:formula="of:=&quot;(&quot; &amp; [.K12]&amp;&quot;.&quot;&amp;[.L12]&amp; &quot;, &quot; &amp; [.M12] &amp; &quot;)&quot;" office:value-type="string" office:string-value="(10.8, 0.36)">
            <text:p>(10.8, 0.36)</text:p>
          </table:table-cell>
          <table:table-cell table:number-columns-repeated="2"/>
          <table:table-cell office:value-type="float" office:value="24.52">
            <text:p>24.5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.2">
            <text:p>3.2</text:p>
          </table:table-cell>
          <table:table-cell table:formula="of:=&quot;(&quot; &amp; [.U12]&amp;&quot;.&quot;&amp;[.V12]&amp; &quot;, &quot; &amp; [.W12] &amp; &quot;)&quot;" office:value-type="string" office:string-value="(10.8, 3.2)">
            <text:p>(10.8, 3.2)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7.78">
            <text:p>7.78</text:p>
          </table:table-cell>
          <table:table-cell table:formula="of:=AVERAGE([.D5:.D13])" office:value-type="float" office:value="1.62555555555556">
            <text:p>1.6255555556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10">
            <text:p>10</text:p>
          </table:table-cell>
          <table:table-cell table:formula="of:=AVERAGE([.I5:.I13])" office:value-type="float" office:value="7.59">
            <text:p>7.59</text:p>
          </table:table-cell>
          <table:table-cell office:value-type="float" office:value="2.24">
            <text:p>2.24</text:p>
          </table:table-cell>
          <table:table-cell table:formula="of:=&quot;(&quot; &amp; [.G13]&amp;&quot;.&quot;&amp;[.H13]&amp; &quot;, &quot; &amp; [.I13] &amp; &quot;)&quot;" office:value-type="string" office:string-value="(10.7.59, 2.24)">
            <text:p>(10.7.59, 2.24)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2">
            <text:p>0.2</text:p>
          </table:table-cell>
          <table:table-cell table:formula="of:=&quot;(&quot; &amp; [.K13]&amp;&quot;.&quot;&amp;[.L13]&amp; &quot;, &quot; &amp; [.M13] &amp; &quot;)&quot;" office:value-type="string" office:string-value="(10.9, 0.2)">
            <text:p>(10.9, 0.2)</text:p>
          </table:table-cell>
          <table:table-cell table:formula="of:=AVERAGE([.M5:.M13])" office:value-type="float" office:value="0.261111111111111">
            <text:p>0.2611111111</text:p>
          </table:table-cell>
          <table:table-cell/>
          <table:table-cell office:value-type="float" office:value="3.4">
            <text:p>3.4</text:p>
          </table:table-cell>
          <table:table-cell table:formula="of:=AVERAGE([.Q5:.Q13])" office:value-type="float" office:value="5.44111111111111">
            <text:p>5.441111111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.51">
            <text:p>8.51</text:p>
          </table:table-cell>
          <table:table-cell table:formula="of:=&quot;(&quot; &amp; [.U13]&amp;&quot;.&quot;&amp;[.V13]&amp; &quot;, &quot; &amp; [.W13] &amp; &quot;)&quot;" office:value-type="string" office:string-value="(10.9, 8.51)">
            <text:p>(10.9, 8.51)</text:p>
          </table:table-cell>
          <table:table-cell table:formula="of:=AVERAGE([.W5:.W13])" office:value-type="float" office:value="1.66444444444444">
            <text:p>1.6644444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49">
            <text:p>3.49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8">
            <text:p>3.98</text:p>
          </table:table-cell>
          <table:table-cell table:formula="of:=&quot;(&quot; &amp; [.G14]&amp;&quot;.&quot;&amp;[.H14]&amp; &quot;, &quot; &amp; [.I14] &amp; &quot;)&quot;" office:value-type="string" office:string-value="(11.1, 3.98)">
            <text:p>(11.1, 3.98)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.45">
            <text:p>1.45</text:p>
          </table:table-cell>
          <table:table-cell table:formula="of:=&quot;(&quot; &amp; [.K14]&amp;&quot;.&quot;&amp;[.L14]&amp; &quot;, &quot; &amp; [.M14] &amp; &quot;)&quot;" office:value-type="string" office:string-value="(11.1, 1.45)">
            <text:p>(11.1, 1.45)</text:p>
          </table:table-cell>
          <table:table-cell table:number-columns-repeated="2"/>
          <table:table-cell office:value-type="float" office:value="108.37">
            <text:p>108.3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91">
            <text:p>3.91</text:p>
          </table:table-cell>
          <table:table-cell table:formula="of:=&quot;(&quot; &amp; [.U14]&amp;&quot;.&quot;&amp;[.V14]&amp; &quot;, &quot; &amp; [.W14] &amp; &quot;)&quot;" office:value-type="string" office:string-value="(11.1, 3.91)">
            <text:p>(11.1, 3.91)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.58">
            <text:p>3.5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76">
            <text:p>4.76</text:p>
          </table:table-cell>
          <table:table-cell table:formula="of:=&quot;(&quot; &amp; [.G15]&amp;&quot;.&quot;&amp;[.H15]&amp; &quot;, &quot; &amp; [.I15] &amp; &quot;)&quot;" office:value-type="string" office:string-value="(11.2, 4.76)">
            <text:p>(11.2, 4.76)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K15]&amp;&quot;.&quot;&amp;[.L15]&amp; &quot;, &quot; &amp; [.M15] &amp; &quot;)&quot;" office:value-type="string" office:string-value="(11.2, 0.43)">
            <text:p>(11.2, 0.43)</text:p>
          </table:table-cell>
          <table:table-cell table:number-columns-repeated="2"/>
          <table:table-cell office:value-type="float" office:value="9.19">
            <text:p>9.19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.15">
            <text:p>4.15</text:p>
          </table:table-cell>
          <table:table-cell table:formula="of:=&quot;(&quot; &amp; [.U15]&amp;&quot;.&quot;&amp;[.V15]&amp; &quot;, &quot; &amp; [.W15] &amp; &quot;)&quot;" office:value-type="string" office:string-value="(11.2, 4.15)">
            <text:p>(11.2, 4.15)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.28">
            <text:p>4.2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.15">
            <text:p>6.15</text:p>
          </table:table-cell>
          <table:table-cell table:formula="of:=&quot;(&quot; &amp; [.G16]&amp;&quot;.&quot;&amp;[.H16]&amp; &quot;, &quot; &amp; [.I16] &amp; &quot;)&quot;" office:value-type="string" office:string-value="(11.3, 6.15)">
            <text:p>(11.3, 6.15)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.46">
            <text:p>0.46</text:p>
          </table:table-cell>
          <table:table-cell table:formula="of:=&quot;(&quot; &amp; [.K16]&amp;&quot;.&quot;&amp;[.L16]&amp; &quot;, &quot; &amp; [.M16] &amp; &quot;)&quot;" office:value-type="string" office:string-value="(11.3, 0.46)">
            <text:p>(11.3, 0.46)</text:p>
          </table:table-cell>
          <table:table-cell table:number-columns-repeated="2"/>
          <table:table-cell office:value-type="float" office:value="8.67">
            <text:p>8.6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&quot;(&quot; &amp; [.U16]&amp;&quot;.&quot;&amp;[.V16]&amp; &quot;, &quot; &amp; [.W16] &amp; &quot;)&quot;" office:value-type="string" office:string-value="(11.3, 1.45)">
            <text:p>(11.3, 1.45)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3.11">
            <text:p>13.11</text:p>
          </table:table-cell>
          <table:table-cell table:formula="of:=&quot;(&quot; &amp; [.G17]&amp;&quot;.&quot;&amp;[.H17]&amp; &quot;, &quot; &amp; [.I17] &amp; &quot;)&quot;" office:value-type="string" office:string-value="(11.4, 13.11)">
            <text:p>(11.4, 13.11)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24">
            <text:p>0.24</text:p>
          </table:table-cell>
          <table:table-cell table:formula="of:=&quot;(&quot; &amp; [.K17]&amp;&quot;.&quot;&amp;[.L17]&amp; &quot;, &quot; &amp; [.M17] &amp; &quot;)&quot;" office:value-type="string" office:string-value="(11.4, 0.24)">
            <text:p>(11.4, 0.24)</text:p>
          </table:table-cell>
          <table:table-cell table:number-columns-repeated="2"/>
          <table:table-cell office:value-type="float" office:value="3.25">
            <text:p>3.25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.04">
            <text:p>0.04</text:p>
          </table:table-cell>
          <table:table-cell table:formula="of:=&quot;(&quot; &amp; [.U17]&amp;&quot;.&quot;&amp;[.V17]&amp; &quot;, &quot; &amp; [.W17] &amp; &quot;)&quot;" office:value-type="string" office:string-value="(11.4, 0.04)">
            <text:p>(11.4, 0.04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5.42">
            <text:p>5.42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4.26">
            <text:p>4.26</text:p>
          </table:table-cell>
          <table:table-cell table:formula="of:=&quot;(&quot; &amp; [.G18]&amp;&quot;.&quot;&amp;[.H18]&amp; &quot;, &quot; &amp; [.I18] &amp; &quot;)&quot;" office:value-type="string" office:string-value="(11.5, 4.26)">
            <text:p>(11.5, 4.26)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32">
            <text:p>0.32</text:p>
          </table:table-cell>
          <table:table-cell table:formula="of:=&quot;(&quot; &amp; [.K18]&amp;&quot;.&quot;&amp;[.L18]&amp; &quot;, &quot; &amp; [.M18] &amp; &quot;)&quot;" office:value-type="string" office:string-value="(11.5, 0.32)">
            <text:p>(11.5, 0.32)</text:p>
          </table:table-cell>
          <table:table-cell table:number-columns-repeated="2"/>
          <table:table-cell office:value-type="float" office:value="3.18">
            <text:p>3.18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.08">
            <text:p>1.08</text:p>
          </table:table-cell>
          <table:table-cell table:formula="of:=&quot;(&quot; &amp; [.U18]&amp;&quot;.&quot;&amp;[.V18]&amp; &quot;, &quot; &amp; [.W18] &amp; &quot;)&quot;" office:value-type="string" office:string-value="(11.5, 1.08)">
            <text:p>(11.5, 1.08)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4.51">
            <text:p>4.5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.09">
            <text:p>11.09</text:p>
          </table:table-cell>
          <table:table-cell table:formula="of:=&quot;(&quot; &amp; [.G19]&amp;&quot;.&quot;&amp;[.H19]&amp; &quot;, &quot; &amp; [.I19] &amp; &quot;)&quot;" office:value-type="string" office:string-value="(11.6, 11.09)">
            <text:p>(11.6, 11.09)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0.67">
            <text:p>0.67</text:p>
          </table:table-cell>
          <table:table-cell table:formula="of:=&quot;(&quot; &amp; [.K19]&amp;&quot;.&quot;&amp;[.L19]&amp; &quot;, &quot; &amp; [.M19] &amp; &quot;)&quot;" office:value-type="string" office:string-value="(11.6, 0.67)">
            <text:p>(11.6, 0.67)</text:p>
          </table:table-cell>
          <table:table-cell table:number-columns-repeated="2"/>
          <table:table-cell office:value-type="float" office:value="4.24">
            <text:p>4.24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3.42">
            <text:p>3.42</text:p>
          </table:table-cell>
          <table:table-cell table:formula="of:=&quot;(&quot; &amp; [.U19]&amp;&quot;.&quot;&amp;[.V19]&amp; &quot;, &quot; &amp; [.W19] &amp; &quot;)&quot;" office:value-type="string" office:string-value="(11.6, 3.42)">
            <text:p>(11.6, 3.42)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6.68">
            <text:p>6.68</text:p>
          </table:table-cell>
          <table:table-cell table:formula="of:=&quot;(&quot; &amp; [.G20]&amp;&quot;.&quot;&amp;[.H20]&amp; &quot;, &quot; &amp; [.I20] &amp; &quot;)&quot;" office:value-type="string" office:string-value="(11.7, 6.68)">
            <text:p>(11.7, 6.68)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.1">
            <text:p>1.1</text:p>
          </table:table-cell>
          <table:table-cell table:formula="of:=&quot;(&quot; &amp; [.K20]&amp;&quot;.&quot;&amp;[.L20]&amp; &quot;, &quot; &amp; [.M20] &amp; &quot;)&quot;" office:value-type="string" office:string-value="(11.7, 1.1)">
            <text:p>(11.7, 1.1)</text:p>
          </table:table-cell>
          <table:table-cell table:number-columns-repeated="2"/>
          <table:table-cell office:value-type="float" office:value="24.6">
            <text:p>24.6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/>
          <table:table-cell table:formula="of:=&quot;(&quot; &amp; [.U20]&amp;&quot;.&quot;&amp;[.V20]&amp; &quot;, &quot; &amp; [.W20] &amp; &quot;)&quot;" office:value-type="string" office:string-value="(11.7, )">
            <text:p>(11.7, 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91">
            <text:p>6.91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9.14">
            <text:p>19.14</text:p>
          </table:table-cell>
          <table:table-cell table:formula="of:=&quot;(&quot; &amp; [.G21]&amp;&quot;.&quot;&amp;[.H21]&amp; &quot;, &quot; &amp; [.I21] &amp; &quot;)&quot;" office:value-type="string" office:string-value="(11.8, 19.14)">
            <text:p>(11.8, 19.14)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table:formula="of:=&quot;(&quot; &amp; [.K21]&amp;&quot;.&quot;&amp;[.L21]&amp; &quot;, &quot; &amp; [.M21] &amp; &quot;)&quot;" office:value-type="string" office:string-value="(11.8, 0.13)">
            <text:p>(11.8, 0.13)</text:p>
          </table:table-cell>
          <table:table-cell table:number-columns-repeated="2"/>
          <table:table-cell office:value-type="float" office:value="3.32">
            <text:p>3.32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6.61">
            <text:p>6.61</text:p>
          </table:table-cell>
          <table:table-cell table:formula="of:=&quot;(&quot; &amp; [.U21]&amp;&quot;.&quot;&amp;[.V21]&amp; &quot;, &quot; &amp; [.W21] &amp; &quot;)&quot;" office:value-type="string" office:string-value="(11.8, 6.61)">
            <text:p>(11.8, 6.61)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9">
            <text:p>4.09</text:p>
          </table:table-cell>
          <table:table-cell table:formula="of:=AVERAGE([.D14:.D22])" office:value-type="float" office:value="4.03875">
            <text:p>4.03875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1">
            <text:p>11</text:p>
          </table:table-cell>
          <table:table-cell table:formula="of:=AVERAGE([.I14:.I22])" office:value-type="float" office:value="9.31">
            <text:p>9.31</text:p>
          </table:table-cell>
          <table:table-cell office:value-type="float" office:value="14.62">
            <text:p>14.62</text:p>
          </table:table-cell>
          <table:table-cell table:formula="of:=&quot;(&quot; &amp; [.G22]&amp;&quot;.&quot;&amp;[.H22]&amp; &quot;, &quot; &amp; [.I22] &amp; &quot;)&quot;" office:value-type="string" office:string-value="(11.9.31, 14.62)">
            <text:p>(11.9.31, 14.62)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.92">
            <text:p>0.92</text:p>
          </table:table-cell>
          <table:table-cell table:formula="of:=&quot;(&quot; &amp; [.K22]&amp;&quot;.&quot;&amp;[.L22]&amp; &quot;, &quot; &amp; [.M22] &amp; &quot;)&quot;" office:value-type="string" office:string-value="(11.9, 0.92)">
            <text:p>(11.9, 0.92)</text:p>
          </table:table-cell>
          <table:table-cell table:number-columns-repeated="2"/>
          <table:table-cell office:value-type="float" office:value="61.8">
            <text:p>61.8</text:p>
          </table:table-cell>
          <table:table-cell table:formula="of:=AVERAGE([.Q14:.Q22])" office:value-type="float" office:value="25.18">
            <text:p>25.18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4.06">
            <text:p>4.06</text:p>
          </table:table-cell>
          <table:table-cell table:formula="of:=&quot;(&quot; &amp; [.U22]&amp;&quot;.&quot;&amp;[.V22]&amp; &quot;, &quot; &amp; [.W22] &amp; &quot;)&quot;" office:value-type="string" office:string-value="(11.9, 4.06)">
            <text:p>(11.9, 4.06)</text:p>
          </table:table-cell>
          <table:table-cell table:formula="of:=AVERAGE([.W14:.W22])" office:value-type="float" office:value="3.09">
            <text:p>3.09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71">
            <text:p>10.7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.63">
            <text:p>4.63</text:p>
          </table:table-cell>
          <table:table-cell table:formula="of:=&quot;(&quot; &amp; [.G23]&amp;&quot;.&quot;&amp;[.H23]&amp; &quot;, &quot; &amp; [.I23] &amp; &quot;)&quot;" office:value-type="string" office:string-value="(12.1, 4.63)">
            <text:p>(12.1, 4.63)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table:formula="of:=&quot;(&quot; &amp; [.K23]&amp;&quot;.&quot;&amp;[.L23]&amp; &quot;, &quot; &amp; [.M23] &amp; &quot;)&quot;" office:value-type="string" office:string-value="(12.1, 0.54)">
            <text:p>(12.1, 0.54)</text:p>
          </table:table-cell>
          <table:table-cell table:number-columns-repeated="2"/>
          <table:table-cell office:value-type="float" office:value="19.11">
            <text:p>19.1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0.68">
            <text:p>10.68</text:p>
          </table:table-cell>
          <table:table-cell table:formula="of:=&quot;(&quot; &amp; [.U23]&amp;&quot;.&quot;&amp;[.V23]&amp; &quot;, &quot; &amp; [.W23] &amp; &quot;)&quot;" office:value-type="string" office:string-value="(12.1, 10.68)">
            <text:p>(12.1, 10.6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4">
            <text:p>0.4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.63">
            <text:p>3.63</text:p>
          </table:table-cell>
          <table:table-cell table:formula="of:=&quot;(&quot; &amp; [.G24]&amp;&quot;.&quot;&amp;[.H24]&amp; &quot;, &quot; &amp; [.I24] &amp; &quot;)&quot;" office:value-type="string" office:string-value="(12.2, 3.63)">
            <text:p>(12.2, 3.63)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65">
            <text:p>0.65</text:p>
          </table:table-cell>
          <table:table-cell table:formula="of:=&quot;(&quot; &amp; [.K24]&amp;&quot;.&quot;&amp;[.L24]&amp; &quot;, &quot; &amp; [.M24] &amp; &quot;)&quot;" office:value-type="string" office:string-value="(12.2, 0.65)">
            <text:p>(12.2, 0.65)</text:p>
          </table:table-cell>
          <table:table-cell table:number-columns-repeated="2"/>
          <table:table-cell office:value-type="float" office:value="8.15">
            <text:p>8.1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.43">
            <text:p>0.43</text:p>
          </table:table-cell>
          <table:table-cell table:formula="of:=&quot;(&quot; &amp; [.U24]&amp;&quot;.&quot;&amp;[.V24]&amp; &quot;, &quot; &amp; [.W24] &amp; &quot;)&quot;" office:value-type="string" office:string-value="(12.2, 0.43)">
            <text:p>(12.2, 0.4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9">
            <text:p>8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3.55">
            <text:p>3.55</text:p>
          </table:table-cell>
          <table:table-cell table:formula="of:=&quot;(&quot; &amp; [.G25]&amp;&quot;.&quot;&amp;[.H25]&amp; &quot;, &quot; &amp; [.I25] &amp; &quot;)&quot;" office:value-type="string" office:string-value="(12.3, 3.55)">
            <text:p>(12.3, 3.55)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.37">
            <text:p>1.37</text:p>
          </table:table-cell>
          <table:table-cell table:formula="of:=&quot;(&quot; &amp; [.K25]&amp;&quot;.&quot;&amp;[.L25]&amp; &quot;, &quot; &amp; [.M25] &amp; &quot;)&quot;" office:value-type="string" office:string-value="(12.3, 1.37)">
            <text:p>(12.3, 1.37)</text:p>
          </table:table-cell>
          <table:table-cell table:number-columns-repeated="2"/>
          <table:table-cell office:value-type="float" office:value="38.89">
            <text:p>38.89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8.96">
            <text:p>8.96</text:p>
          </table:table-cell>
          <table:table-cell table:formula="of:=&quot;(&quot; &amp; [.U25]&amp;&quot;.&quot;&amp;[.V25]&amp; &quot;, &quot; &amp; [.W25] &amp; &quot;)&quot;" office:value-type="string" office:string-value="(12.3, 8.96)">
            <text:p>(12.3, 8.96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.67">
            <text:p>20.67</text:p>
          </table:table-cell>
          <table:table-cell table:formula="of:=&quot;(&quot; &amp; [.G26]&amp;&quot;.&quot;&amp;[.H26]&amp; &quot;, &quot; &amp; [.I26] &amp; &quot;)&quot;" office:value-type="string" office:string-value="(12.4, 20.67)">
            <text:p>(12.4, 20.67)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.13">
            <text:p>1.13</text:p>
          </table:table-cell>
          <table:table-cell table:formula="of:=&quot;(&quot; &amp; [.K26]&amp;&quot;.&quot;&amp;[.L26]&amp; &quot;, &quot; &amp; [.M26] &amp; &quot;)&quot;" office:value-type="string" office:string-value="(12.4, 1.13)">
            <text:p>(12.4, 1.13)</text:p>
          </table:table-cell>
          <table:table-cell table:number-columns-repeated="2"/>
          <table:table-cell office:value-type="float" office:value="46.14">
            <text:p>46.1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00">
            <text:p>1200</text:p>
          </table:table-cell>
          <table:table-cell table:formula="of:=&quot;(&quot; &amp; [.U26]&amp;&quot;.&quot;&amp;[.V26]&amp; &quot;, &quot; &amp; [.W26] &amp; &quot;)&quot;" office:value-type="string" office:string-value="(12.4, 1200)">
            <text:p>(12.4, 1200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99">
            <text:p>2.99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5.22">
            <text:p>5.22</text:p>
          </table:table-cell>
          <table:table-cell table:formula="of:=&quot;(&quot; &amp; [.G27]&amp;&quot;.&quot;&amp;[.H27]&amp; &quot;, &quot; &amp; [.I27] &amp; &quot;)&quot;" office:value-type="string" office:string-value="(12.5, 5.22)">
            <text:p>(12.5, 5.22)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.63">
            <text:p>0.63</text:p>
          </table:table-cell>
          <table:table-cell table:formula="of:=&quot;(&quot; &amp; [.K27]&amp;&quot;.&quot;&amp;[.L27]&amp; &quot;, &quot; &amp; [.M27] &amp; &quot;)&quot;" office:value-type="string" office:string-value="(12.5, 0.63)">
            <text:p>(12.5, 0.63)</text:p>
          </table:table-cell>
          <table:table-cell table:number-columns-repeated="2"/>
          <table:table-cell office:value-type="float" office:value="43.54">
            <text:p>43.54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.83">
            <text:p>2.83</text:p>
          </table:table-cell>
          <table:table-cell table:formula="of:=&quot;(&quot; &amp; [.U27]&amp;&quot;.&quot;&amp;[.V27]&amp; &quot;, &quot; &amp; [.W27] &amp; &quot;)&quot;" office:value-type="string" office:string-value="(12.5, 2.83)">
            <text:p>(12.5, 2.8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4">
            <text:p>0.84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2.76">
            <text:p>2.76</text:p>
          </table:table-cell>
          <table:table-cell table:formula="of:=&quot;(&quot; &amp; [.G28]&amp;&quot;.&quot;&amp;[.H28]&amp; &quot;, &quot; &amp; [.I28] &amp; &quot;)&quot;" office:value-type="string" office:string-value="(12.6, 2.76)">
            <text:p>(12.6, 2.76)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37">
            <text:p>0.37</text:p>
          </table:table-cell>
          <table:table-cell table:formula="of:=&quot;(&quot; &amp; [.K28]&amp;&quot;.&quot;&amp;[.L28]&amp; &quot;, &quot; &amp; [.M28] &amp; &quot;)&quot;" office:value-type="string" office:string-value="(12.6, 0.37)">
            <text:p>(12.6, 0.37)</text:p>
          </table:table-cell>
          <table:table-cell table:number-columns-repeated="2"/>
          <table:table-cell office:value-type="float" office:value="31.25">
            <text:p>31.25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formula="of:=&quot;(&quot; &amp; [.U28]&amp;&quot;.&quot;&amp;[.V28]&amp; &quot;, &quot; &amp; [.W28] &amp; &quot;)&quot;" office:value-type="string" office:string-value="(12.6, 0.8)">
            <text:p>(12.6, 0.8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83">
            <text:p>7.83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.62">
            <text:p>23.62</text:p>
          </table:table-cell>
          <table:table-cell table:formula="of:=&quot;(&quot; &amp; [.G29]&amp;&quot;.&quot;&amp;[.H29]&amp; &quot;, &quot; &amp; [.I29] &amp; &quot;)&quot;" office:value-type="string" office:string-value="(12.7, 23.62)">
            <text:p>(12.7, 23.62)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.39">
            <text:p>2.39</text:p>
          </table:table-cell>
          <table:table-cell table:formula="of:=&quot;(&quot; &amp; [.K29]&amp;&quot;.&quot;&amp;[.L29]&amp; &quot;, &quot; &amp; [.M29] &amp; &quot;)&quot;" office:value-type="string" office:string-value="(12.7, 2.39)">
            <text:p>(12.7, 2.39)</text:p>
          </table:table-cell>
          <table:table-cell table:number-columns-repeated="2"/>
          <table:table-cell office:value-type="float" office:value="112.01">
            <text:p>112.01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7.53">
            <text:p>7.53</text:p>
          </table:table-cell>
          <table:table-cell table:formula="of:=&quot;(&quot; &amp; [.U29]&amp;&quot;.&quot;&amp;[.V29]&amp; &quot;, &quot; &amp; [.W29] &amp; &quot;)&quot;" office:value-type="string" office:string-value="(12.7, 7.53)">
            <text:p>(12.7, 7.53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1">
            <text:p>0.21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.62">
            <text:p>1.62</text:p>
          </table:table-cell>
          <table:table-cell table:formula="of:=&quot;(&quot; &amp; [.G30]&amp;&quot;.&quot;&amp;[.H30]&amp; &quot;, &quot; &amp; [.I30] &amp; &quot;)&quot;" office:value-type="string" office:string-value="(12.8, 1.62)">
            <text:p>(12.8, 1.62)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2">
            <text:p>0.22</text:p>
          </table:table-cell>
          <table:table-cell table:formula="of:=&quot;(&quot; &amp; [.K30]&amp;&quot;.&quot;&amp;[.L30]&amp; &quot;, &quot; &amp; [.M30] &amp; &quot;)&quot;" office:value-type="string" office:string-value="(12.8, 0.22)">
            <text:p>(12.8, 0.22)</text:p>
          </table:table-cell>
          <table:table-cell table:number-columns-repeated="2"/>
          <table:table-cell office:value-type="float" office:value="15.47">
            <text:p>15.47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table:formula="of:=&quot;(&quot; &amp; [.U30]&amp;&quot;.&quot;&amp;[.V30]&amp; &quot;, &quot; &amp; [.W30] &amp; &quot;)&quot;" office:value-type="string" office:string-value="(12.8, 0.2)">
            <text:p>(12.8, 0.2)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6.14">
            <text:p>6.14</text:p>
          </table:table-cell>
          <table:table-cell table:formula="of:=AVERAGE([.D23:.D31])" office:value-type="float" office:value="4.76875">
            <text:p>4.76875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12">
            <text:p>12</text:p>
          </table:table-cell>
          <table:table-cell table:formula="of:=AVERAGE([.I23:.I31])" office:value-type="float" office:value="11.7177777777778">
            <text:p>11.7177777778</text:p>
          </table:table-cell>
          <table:table-cell office:value-type="float" office:value="39.76">
            <text:p>39.76</text:p>
          </table:table-cell>
          <table:table-cell table:formula="of:=&quot;(&quot; &amp; [.G31]&amp;&quot;.&quot;&amp;[.H31]&amp; &quot;, &quot; &amp; [.I31] &amp; &quot;)&quot;" office:value-type="string" office:string-value="(12.11.7177777777778, 39.76)">
            <text:p>(12.11.7177777777778, 39.76)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.17">
            <text:p>1.17</text:p>
          </table:table-cell>
          <table:table-cell table:formula="of:=&quot;(&quot; &amp; [.K31]&amp;&quot;.&quot;&amp;[.L31]&amp; &quot;, &quot; &amp; [.M31] &amp; &quot;)&quot;" office:value-type="string" office:string-value="(12.9, 1.17)">
            <text:p>(12.9, 1.17)</text:p>
          </table:table-cell>
          <table:table-cell table:number-columns-repeated="2"/>
          <table:table-cell office:value-type="float" office:value="306.95">
            <text:p>306.95</text:p>
          </table:table-cell>
          <table:table-cell table:formula="of:=AVERAGE([.Q23:.Q31])" office:value-type="float" office:value="69.0566666666667">
            <text:p>69.05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69">
            <text:p>1.6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.91">
            <text:p>1.91</text:p>
          </table:table-cell>
          <table:table-cell table:formula="of:=&quot;(&quot; &amp; [.G32]&amp;&quot;.&quot;&amp;[.H32]&amp; &quot;, &quot; &amp; [.I32] &amp; &quot;)&quot;" office:value-type="string" office:string-value="(13.1, 1.91)">
            <text:p>(13.1, 1.91)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&quot;(&quot; &amp; [.K32]&amp;&quot;.&quot;&amp;[.L32]&amp; &quot;, &quot; &amp; [.M32] &amp; &quot;)&quot;" office:value-type="string" office:string-value="(13.1, 0.43)">
            <text:p>(13.1, 0.43)</text:p>
          </table:table-cell>
          <table:table-cell table:number-columns-repeated="2"/>
          <table:table-cell office:value-type="float" office:value="18.33">
            <text:p>18.3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6.43">
            <text:p>6.43</text:p>
          </table:table-cell>
          <table:table-cell table:formula="of:=&quot;(&quot; &amp; [.G33]&amp;&quot;.&quot;&amp;[.H33]&amp; &quot;, &quot; &amp; [.I33] &amp; &quot;)&quot;" office:value-type="string" office:string-value="(13.2, 6.43)">
            <text:p>(13.2, 6.43)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.43">
            <text:p>2.43</text:p>
          </table:table-cell>
          <table:table-cell table:formula="of:=&quot;(&quot; &amp; [.K33]&amp;&quot;.&quot;&amp;[.L33]&amp; &quot;, &quot; &amp; [.M33] &amp; &quot;)&quot;" office:value-type="string" office:string-value="(13.2, 2.43)">
            <text:p>(13.2, 2.43)</text:p>
          </table:table-cell>
          <table:table-cell table:number-columns-repeated="2"/>
          <table:table-cell office:value-type="float" office:value="159.3">
            <text:p>159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23">
            <text:p>1.2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.91">
            <text:p>1.91</text:p>
          </table:table-cell>
          <table:table-cell table:formula="of:=&quot;(&quot; &amp; [.G34]&amp;&quot;.&quot;&amp;[.H34]&amp; &quot;, &quot; &amp; [.I34] &amp; &quot;)&quot;" office:value-type="string" office:string-value="(13.3, 1.91)">
            <text:p>(13.3, 1.91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0.36">
            <text:p>0.36</text:p>
          </table:table-cell>
          <table:table-cell table:formula="of:=&quot;(&quot; &amp; [.K34]&amp;&quot;.&quot;&amp;[.L34]&amp; &quot;, &quot; &amp; [.M34] &amp; &quot;)&quot;" office:value-type="string" office:string-value="(13.3, 0.36)">
            <text:p>(13.3, 0.36)</text:p>
          </table:table-cell>
          <table:table-cell table:number-columns-repeated="2"/>
          <table:table-cell office:value-type="float" office:value="25.78">
            <text:p>25.7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98">
            <text:p>0.9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73">
            <text:p>0.73</text:p>
          </table:table-cell>
          <table:table-cell table:formula="of:=&quot;(&quot; &amp; [.G35]&amp;&quot;.&quot;&amp;[.H35]&amp; &quot;, &quot; &amp; [.I35] &amp; &quot;)&quot;" office:value-type="string" office:string-value="(13.4, 0.73)">
            <text:p>(13.4, 0.73)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0.23">
            <text:p>0.23</text:p>
          </table:table-cell>
          <table:table-cell table:formula="of:=&quot;(&quot; &amp; [.K35]&amp;&quot;.&quot;&amp;[.L35]&amp; &quot;, &quot; &amp; [.M35] &amp; &quot;)&quot;" office:value-type="string" office:string-value="(13.4, 0.23)">
            <text:p>(13.4, 0.23)</text:p>
          </table:table-cell>
          <table:table-cell table:number-columns-repeated="2"/>
          <table:table-cell office:value-type="float" office:value="7.08">
            <text:p>7.0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3.18">
            <text:p>3.1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6.46">
            <text:p>6.46</text:p>
          </table:table-cell>
          <table:table-cell table:formula="of:=&quot;(&quot; &amp; [.G36]&amp;&quot;.&quot;&amp;[.H36]&amp; &quot;, &quot; &amp; [.I36] &amp; &quot;)&quot;" office:value-type="string" office:string-value="(13.5, 6.46)">
            <text:p>(13.5, 6.46)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73">
            <text:p>0.73</text:p>
          </table:table-cell>
          <table:table-cell table:formula="of:=&quot;(&quot; &amp; [.K36]&amp;&quot;.&quot;&amp;[.L36]&amp; &quot;, &quot; &amp; [.M36] &amp; &quot;)&quot;" office:value-type="string" office:string-value="(13.5, 0.73)">
            <text:p>(13.5, 0.73)</text:p>
          </table:table-cell>
          <table:table-cell table:number-columns-repeated="2"/>
          <table:table-cell office:value-type="float" office:value="79.19">
            <text:p>79.1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7.82">
            <text:p>7.82</text:p>
          </table:table-cell>
          <table:table-cell table:formula="of:=&quot;(&quot; &amp; [.G37]&amp;&quot;.&quot;&amp;[.H37]&amp; &quot;, &quot; &amp; [.I37] &amp; &quot;)&quot;" office:value-type="string" office:string-value="(13.6, 7.82)">
            <text:p>(13.6, 7.82)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38">
            <text:p>2.38</text:p>
          </table:table-cell>
          <table:table-cell table:formula="of:=&quot;(&quot; &amp; [.K37]&amp;&quot;.&quot;&amp;[.L37]&amp; &quot;, &quot; &amp; [.M37] &amp; &quot;)&quot;" office:value-type="string" office:string-value="(13.6, 2.38)">
            <text:p>(13.6, 2.38)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table:formula="of:=AVERAGE([.D30:.D38])" office:value-type="float" office:value="2.23833333333333">
            <text:p>2.2383333333</text:p>
          </table:table-cell>
          <table:table-cell/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table:formula="of:=&quot;(&quot; &amp; [.G38]&amp;&quot;.&quot;&amp;[.H38]&amp; &quot;, &quot; &amp; [.I38] &amp; &quot;)&quot;" office:value-type="string" office:string-value="(13.7, 4.57)">
            <text:p>(13.7, 4.57)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4.48">
            <text:p>4.48</text:p>
          </table:table-cell>
          <table:table-cell table:formula="of:=&quot;(&quot; &amp; [.K38]&amp;&quot;.&quot;&amp;[.L38]&amp; &quot;, &quot; &amp; [.M38] &amp; &quot;)&quot;" office:value-type="string" office:string-value="(13.7, 4.48)">
            <text:p>(13.7, 4.4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3">
            <text:p>13</text:p>
          </table:table-cell>
          <table:table-cell/>
          <table:table-cell office:value-type="float" office:value="1.12">
            <text:p>1.12</text:p>
          </table:table-cell>
          <table:table-cell/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6">
            <text:p>0.66</text:p>
          </table:table-cell>
          <table:table-cell table:formula="of:=&quot;(&quot; &amp; [.K39]&amp;&quot;.&quot;&amp;[.L39]&amp; &quot;, &quot; &amp; [.M39] &amp; &quot;)&quot;" office:value-type="string" office:string-value="(13.8, 0.66)">
            <text:p>(13.8, 0.66)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AVERAGE([.I32:.I40])" office:value-type="float" office:value="3.61444444444444">
            <text:p>3.6144444444</text:p>
          </table:table-cell>
          <table:table-cell office:value-type="float" office:value="13">
            <text:p>13</text:p>
          </table:table-cell>
          <table:table-cell table:formula="of:=AVERAGE([.I32:.I40])" office:value-type="float" office:value="3.61444444444444">
            <text:p>3.6144444444</text:p>
          </table:table-cell>
          <table:table-cell office:value-type="float" office:value="1.58">
            <text:p>1.58</text:p>
          </table:table-cell>
          <table:table-cell/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.95">
            <text:p>1.95</text:p>
          </table:table-cell>
          <table:table-cell table:formula="of:=&quot;(&quot; &amp; [.K40]&amp;&quot;.&quot;&amp;[.L40]&amp; &quot;, &quot; &amp; [.M40] &amp; &quot;)&quot;" office:value-type="string" office:string-value="(13.9, 1.95)">
            <text:p>(13.9, 1.95)</text:p>
          </table:table-cell>
          <table:table-cell table:formula="of:=AVERAGE([.M32:.M40])" office:value-type="float" office:value="1.51666666666667">
            <text:p>1.5166666667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.1">
            <text:p>2.1</text:p>
          </table:table-cell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table:formula="of:=&quot;(&quot; &amp; [.K41]&amp;&quot;.&quot;&amp;[.L41]&amp; &quot;, &quot; &amp; [.M41] &amp; &quot;)&quot;" office:value-type="string" office:string-value="(14.1, 0.25)">
            <text:p>(14.1, 0.2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4.53">
            <text:p>4.53</text:p>
          </table:table-cell>
          <table:table-cell table:formula="of:=&quot;(&quot; &amp; [.K42]&amp;&quot;.&quot;&amp;[.L42]&amp; &quot;, &quot; &amp; [.M42] &amp; &quot;)&quot;" office:value-type="string" office:string-value="(14.2, 4.53)">
            <text:p>(14.2, 4.5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3.28">
            <text:p>3.28</text:p>
          </table:table-cell>
          <table:table-cell table:formula="of:=&quot;(&quot; &amp; [.K43]&amp;&quot;.&quot;&amp;[.L43]&amp; &quot;, &quot; &amp; [.M43] &amp; &quot;)&quot;" office:value-type="string" office:string-value="(14.3, 3.28)">
            <text:p>(14.3, 3.28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6.3">
            <text:p>6.3</text:p>
          </table:table-cell>
          <table:table-cell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0.92">
            <text:p>0.92</text:p>
          </table:table-cell>
          <table:table-cell table:formula="of:=&quot;(&quot; &amp; [.K44]&amp;&quot;.&quot;&amp;[.L44]&amp; &quot;, &quot; &amp; [.M44] &amp; &quot;)&quot;" office:value-type="string" office:string-value="(14.4, 0.92)">
            <text:p>(14.4, 0.92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/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2.47">
            <text:p>2.47</text:p>
          </table:table-cell>
          <table:table-cell table:formula="of:=&quot;(&quot; &amp; [.K45]&amp;&quot;.&quot;&amp;[.L45]&amp; &quot;, &quot; &amp; [.M45] &amp; &quot;)&quot;" office:value-type="string" office:string-value="(14.5, 2.47)">
            <text:p>(14.5, 2.47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91">
            <text:p>0.91</text:p>
          </table:table-cell>
          <table:table-cell/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formula="of:=&quot;(&quot; &amp; [.K46]&amp;&quot;.&quot;&amp;[.L46]&amp; &quot;, &quot; &amp; [.M46] &amp; &quot;)&quot;" office:value-type="string" office:string-value="(14.6, 0.3)">
            <text:p>(14.6, 0.3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5.7">
            <text:p>5.7</text:p>
          </table:table-cell>
          <table:table-cell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.85">
            <text:p>0.85</text:p>
          </table:table-cell>
          <table:table-cell table:formula="of:=&quot;(&quot; &amp; [.K47]&amp;&quot;.&quot;&amp;[.L47]&amp; &quot;, &quot; &amp; [.M47] &amp; &quot;)&quot;" office:value-type="string" office:string-value="(14.7, 0.85)">
            <text:p>(14.7, 0.85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2.88">
            <text:p>12.88</text:p>
          </table:table-cell>
          <table:table-cell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1.89">
            <text:p>1.89</text:p>
          </table:table-cell>
          <table:table-cell table:formula="of:=&quot;(&quot; &amp; [.K48]&amp;&quot;.&quot;&amp;[.L48]&amp; &quot;, &quot; &amp; [.M48] &amp; &quot;)&quot;" office:value-type="string" office:string-value="(14.8, 1.89)">
            <text:p>(14.8, 1.89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14">
            <text:p>14</text:p>
          </table:table-cell>
          <table:table-cell table:formula="of:=AVERAGE([.I41:.I49])" office:value-type="float" office:value="10.8333333333333">
            <text:p>10.8333333333</text:p>
          </table:table-cell>
          <table:table-cell office:value-type="float" office:value="13.94">
            <text:p>13.94</text:p>
          </table:table-cell>
          <table:table-cell/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0.74">
            <text:p>0.74</text:p>
          </table:table-cell>
          <table:table-cell table:formula="of:=&quot;(&quot; &amp; [.K49]&amp;&quot;.&quot;&amp;[.L49]&amp; &quot;, &quot; &amp; [.M49] &amp; &quot;)&quot;" office:value-type="string" office:string-value="(14.9, 0.74)">
            <text:p>(14.9, 0.74)</text:p>
          </table:table-cell>
          <table:table-cell table:formula="of:=AVERAGE([.M41:.M49])" office:value-type="float" office:value="1.69222222222222">
            <text:p>1.6922222222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15">
            <text:p>15</text:p>
          </table:table-cell>
          <table:table-cell/>
          <table:table-cell office:value-type="float" office:value="5.42">
            <text:p>5.42</text:p>
          </table:table-cell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table:formula="of:=&quot;(&quot; &amp; [.K50]&amp;&quot;.&quot;&amp;[.L50]&amp; &quot;, &quot; &amp; [.M50] &amp; &quot;)&quot;" office:value-type="string" office:string-value="(15.1, 0.06)">
            <text:p>(15.1, 0.0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18">
            <text:p>17.18</text:p>
          </table:table-cell>
          <table:table-cell/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.87">
            <text:p>2.87</text:p>
          </table:table-cell>
          <table:table-cell table:formula="of:=&quot;(&quot; &amp; [.K51]&amp;&quot;.&quot;&amp;[.L51]&amp; &quot;, &quot; &amp; [.M51] &amp; &quot;)&quot;" office:value-type="string" office:string-value="(15.2, 2.87)">
            <text:p>(15.2, 2.8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9.5">
            <text:p>9.5</text:p>
          </table:table-cell>
          <table:table-cell/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.48">
            <text:p>4.48</text:p>
          </table:table-cell>
          <table:table-cell table:formula="of:=&quot;(&quot; &amp; [.K52]&amp;&quot;.&quot;&amp;[.L52]&amp; &quot;, &quot; &amp; [.M52] &amp; &quot;)&quot;" office:value-type="string" office:string-value="(15.3, 4.48)">
            <text:p>(15.3, 4.4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9.8">
            <text:p>29.8</text:p>
          </table:table-cell>
          <table:table-cell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98">
            <text:p>4.98</text:p>
          </table:table-cell>
          <table:table-cell table:formula="of:=&quot;(&quot; &amp; [.K53]&amp;&quot;.&quot;&amp;[.L53]&amp; &quot;, &quot; &amp; [.M53] &amp; &quot;)&quot;" office:value-type="string" office:string-value="(15.4, 4.98)">
            <text:p>(15.4, 4.98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.9">
            <text:p>1.9</text:p>
          </table:table-cell>
          <table:table-cell table:formula="of:=&quot;(&quot; &amp; [.K54]&amp;&quot;.&quot;&amp;[.L54]&amp; &quot;, &quot; &amp; [.M54] &amp; &quot;)&quot;" office:value-type="string" office:string-value="(15.5, 1.9)">
            <text:p>(15.5, 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3">
            <text:p>13</text:p>
          </table:table-cell>
          <table:table-cell/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55]&amp;&quot;.&quot;&amp;[.L55]&amp; &quot;, &quot; &amp; [.M55] &amp; &quot;)&quot;" office:value-type="string" office:string-value="(15.6, 0.31)">
            <text:p>(15.6, 0.3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.6">
            <text:p>2.6</text:p>
          </table:table-cell>
          <table:table-cell/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.01">
            <text:p>3.01</text:p>
          </table:table-cell>
          <table:table-cell table:formula="of:=&quot;(&quot; &amp; [.K56]&amp;&quot;.&quot;&amp;[.L56]&amp; &quot;, &quot; &amp; [.M56] &amp; &quot;)&quot;" office:value-type="string" office:string-value="(15.7, 3.01)">
            <text:p>(15.7, 3.0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6">
            <text:p>6</text:p>
          </table:table-cell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.63">
            <text:p>2.63</text:p>
          </table:table-cell>
          <table:table-cell table:formula="of:=&quot;(&quot; &amp; [.K57]&amp;&quot;.&quot;&amp;[.L57]&amp; &quot;, &quot; &amp; [.M57] &amp; &quot;)&quot;" office:value-type="string" office:string-value="(15.8, 2.63)">
            <text:p>(15.8, 2.63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0:.I58])" office:value-type="float" office:value="24.2777777777778">
            <text:p>24.2777777778</text:p>
          </table:table-cell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3.41">
            <text:p>13.41</text:p>
          </table:table-cell>
          <table:table-cell table:formula="of:=&quot;(&quot; &amp; [.K58]&amp;&quot;.&quot;&amp;[.L58]&amp; &quot;, &quot; &amp; [.M58] &amp; &quot;)&quot;" office:value-type="string" office:string-value="(15.9, 13.41)">
            <text:p>(15.9, 13.41)</text:p>
          </table:table-cell>
          <table:table-cell table:formula="of:=AVERAGE([.M50:.M58])" office:value-type="float" office:value="3.73888888888889">
            <text:p>3.73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29">
            <text:p>29</text:p>
          </table:table-cell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1.79">
            <text:p>11.79</text:p>
          </table:table-cell>
          <table:table-cell table:formula="of:=&quot;(&quot; &amp; [.K59]&amp;&quot;.&quot;&amp;[.L59]&amp; &quot;, &quot; &amp; [.M59] &amp; &quot;)&quot;" office:value-type="string" office:string-value="(16.1, 11.79)">
            <text:p>(16.1, 11.7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4">
            <text:p>24</text:p>
          </table:table-cell>
          <table:table-cell/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21.17">
            <text:p>21.17</text:p>
          </table:table-cell>
          <table:table-cell table:formula="of:=&quot;(&quot; &amp; [.K60]&amp;&quot;.&quot;&amp;[.L60]&amp; &quot;, &quot; &amp; [.M60] &amp; &quot;)&quot;" office:value-type="string" office:string-value="(16.2, 21.17)">
            <text:p>(16.2, 21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43">
            <text:p>43</text:p>
          </table:table-cell>
          <table:table-cell/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8.95">
            <text:p>18.95</text:p>
          </table:table-cell>
          <table:table-cell table:formula="of:=&quot;(&quot; &amp; [.K61]&amp;&quot;.&quot;&amp;[.L61]&amp; &quot;, &quot; &amp; [.M61] &amp; &quot;)&quot;" office:value-type="string" office:string-value="(16.3, 18.95)">
            <text:p>(16.3, 18.9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5">
            <text:p>35</text:p>
          </table:table-cell>
          <table:table-cell/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.07">
            <text:p>1.07</text:p>
          </table:table-cell>
          <table:table-cell table:formula="of:=&quot;(&quot; &amp; [.K62]&amp;&quot;.&quot;&amp;[.L62]&amp; &quot;, &quot; &amp; [.M62] &amp; &quot;)&quot;" office:value-type="string" office:string-value="(16.4, 1.07)">
            <text:p>(16.4, 1.0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19">
            <text:p>0.19</text:p>
          </table:table-cell>
          <table:table-cell table:formula="of:=&quot;(&quot; &amp; [.K63]&amp;&quot;.&quot;&amp;[.L63]&amp; &quot;, &quot; &amp; [.M63] &amp; &quot;)&quot;" office:value-type="string" office:string-value="(16.5, 0.19)">
            <text:p>(16.5, 0.1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7">
            <text:p>7</text:p>
          </table:table-cell>
          <table:table-cell/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17">
            <text:p>0.17</text:p>
          </table:table-cell>
          <table:table-cell table:formula="of:=&quot;(&quot; &amp; [.K64]&amp;&quot;.&quot;&amp;[.L64]&amp; &quot;, &quot; &amp; [.M64] &amp; &quot;)&quot;" office:value-type="string" office:string-value="(16.6, 0.17)">
            <text:p>(16.6, 0.1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7">
            <text:p>27</text:p>
          </table:table-cell>
          <table:table-cell/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.67">
            <text:p>1.67</text:p>
          </table:table-cell>
          <table:table-cell table:formula="of:=&quot;(&quot; &amp; [.K65]&amp;&quot;.&quot;&amp;[.L65]&amp; &quot;, &quot; &amp; [.M65] &amp; &quot;)&quot;" office:value-type="string" office:string-value="(16.7, 1.67)">
            <text:p>(16.7, 1.67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2">
            <text:p>32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8.25">
            <text:p>58.25</text:p>
          </table:table-cell>
          <table:table-cell table:formula="of:=&quot;(&quot; &amp; [.K66]&amp;&quot;.&quot;&amp;[.L66]&amp; &quot;, &quot; &amp; [.M66] &amp; &quot;)&quot;" office:value-type="string" office:string-value="(16.8, 58.25)">
            <text:p>(16.8, 58.25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59:.I67])" office:value-type="float" office:value="27.4444444444444">
            <text:p>27.4444444444</text:p>
          </table:table-cell>
          <table:table-cell office:value-type="float" office:value="25">
            <text:p>25</text:p>
          </table:table-cell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5.35">
            <text:p>5.35</text:p>
          </table:table-cell>
          <table:table-cell table:formula="of:=&quot;(&quot; &amp; [.K67]&amp;&quot;.&quot;&amp;[.L67]&amp; &quot;, &quot; &amp; [.M67] &amp; &quot;)&quot;" office:value-type="string" office:string-value="(16.9, 5.35)">
            <text:p>(16.9, 5.35)</text:p>
          </table:table-cell>
          <table:table-cell table:formula="of:=AVERAGE([.M59:.M67])" office:value-type="float" office:value="13.1788888888889">
            <text:p>13.178888888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780">
            <text:p>780</text:p>
          </table:table-cell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6.46">
            <text:p>36.46</text:p>
          </table:table-cell>
          <table:table-cell table:formula="of:=&quot;(&quot; &amp; [.K68]&amp;&quot;.&quot;&amp;[.L68]&amp; &quot;, &quot; &amp; [.M68] &amp; &quot;)&quot;" office:value-type="string" office:string-value="(17.1, 36.46)">
            <text:p>(17.1, 36.46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7.8">
            <text:p>17.8</text:p>
          </table:table-cell>
          <table:table-cell/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.55">
            <text:p>4.55</text:p>
          </table:table-cell>
          <table:table-cell table:formula="of:=&quot;(&quot; &amp; [.K69]&amp;&quot;.&quot;&amp;[.L69]&amp; &quot;, &quot; &amp; [.M69] &amp; &quot;)&quot;" office:value-type="string" office:string-value="(17.2, 4.55)">
            <text:p>(17.2, 4.5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9">
            <text:p>39</text:p>
          </table:table-cell>
          <table:table-cell/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.74">
            <text:p>4.74</text:p>
          </table:table-cell>
          <table:table-cell table:formula="of:=&quot;(&quot; &amp; [.K70]&amp;&quot;.&quot;&amp;[.L70]&amp; &quot;, &quot; &amp; [.M70] &amp; &quot;)&quot;" office:value-type="string" office:string-value="(17.3, 4.74)">
            <text:p>(17.3, 4.74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38.6">
            <text:p>38.6</text:p>
          </table:table-cell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1.9">
            <text:p>21.9</text:p>
          </table:table-cell>
          <table:table-cell table:formula="of:=&quot;(&quot; &amp; [.K71]&amp;&quot;.&quot;&amp;[.L71]&amp; &quot;, &quot; &amp; [.M71] &amp; &quot;)&quot;" office:value-type="string" office:string-value="(17.4, 21.9)">
            <text:p>(17.4, 21.9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5">
            <text:p>25</text:p>
          </table:table-cell>
          <table:table-cell/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table:formula="of:=&quot;(&quot; &amp; [.K72]&amp;&quot;.&quot;&amp;[.L72]&amp; &quot;, &quot; &amp; [.M72] &amp; &quot;)&quot;" office:value-type="string" office:string-value="(17.5, 0.35)">
            <text:p>(17.5, 0.35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float" office:value="6.62">
            <text:p>6.62</text:p>
          </table:table-cell>
          <table:table-cell table:formula="of:=&quot;(&quot; &amp; [.K73]&amp;&quot;.&quot;&amp;[.L73]&amp; &quot;, &quot; &amp; [.M73] &amp; &quot;)&quot;" office:value-type="string" office:string-value="(17.6, 6.62)">
            <text:p>(17.6, 6.62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35">
            <text:p>235</text:p>
          </table:table-cell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.21">
            <text:p>0.21</text:p>
          </table:table-cell>
          <table:table-cell table:formula="of:=&quot;(&quot; &amp; [.K74]&amp;&quot;.&quot;&amp;[.L74]&amp; &quot;, &quot; &amp; [.M74] &amp; &quot;)&quot;" office:value-type="string" office:string-value="(17.7, 0.21)">
            <text:p>(17.7, 0.21)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90">
            <text:p>190</text:p>
          </table:table-cell>
          <table:table-cell/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2.97">
            <text:p>22.97</text:p>
          </table:table-cell>
          <table:table-cell table:formula="of:=&quot;(&quot; &amp; [.K75]&amp;&quot;.&quot;&amp;[.L75]&amp; &quot;, &quot; &amp; [.M75] &amp; &quot;)&quot;" office:value-type="string" office:string-value="(17.8, 22.97)">
            <text:p>(17.8, 22.97)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AVERAGE([.I68:.I76])" office:value-type="float" office:value="165.822222222222">
            <text:p>165.8222222222</text:p>
          </table:table-cell>
          <table:table-cell office:value-type="float" office:value="117">
            <text:p>117</text:p>
          </table:table-cell>
          <table:table-cell/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0.12">
            <text:p>0.12</text:p>
          </table:table-cell>
          <table:table-cell table:formula="of:=&quot;(&quot; &amp; [.K76]&amp;&quot;.&quot;&amp;[.L76]&amp; &quot;, &quot; &amp; [.M76] &amp; &quot;)&quot;" office:value-type="string" office:string-value="(17.9, 0.12)">
            <text:p>(17.9, 0.12)</text:p>
          </table:table-cell>
          <table:table-cell table:formula="of:=AVERAGE([.M68:.M76])" office:value-type="float" office:value="10.88">
            <text:p>10.88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05.19">
            <text:p>105.19</text:p>
          </table:table-cell>
          <table:table-cell table:formula="of:=&quot;(&quot; &amp; [.K77]&amp;&quot;.&quot;&amp;[.L77]&amp; &quot;, &quot; &amp; [.M77] &amp; &quot;)&quot;" office:value-type="string" office:string-value="(18.1, 105.19)">
            <text:p>(18.1, 105.1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22.73">
            <text:p>122.73</text:p>
          </table:table-cell>
          <table:table-cell table:formula="of:=&quot;(&quot; &amp; [.K78]&amp;&quot;.&quot;&amp;[.L78]&amp; &quot;, &quot; &amp; [.M78] &amp; &quot;)&quot;" office:value-type="string" office:string-value="(18.2, 122.73)">
            <text:p>(18.2, 12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82.1">
            <text:p>82.1</text:p>
          </table:table-cell>
          <table:table-cell table:formula="of:=&quot;(&quot; &amp; [.K79]&amp;&quot;.&quot;&amp;[.L79]&amp; &quot;, &quot; &amp; [.M79] &amp; &quot;)&quot;" office:value-type="string" office:string-value="(18.3, 82.1)">
            <text:p>(18.3, 82.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27.88">
            <text:p>27.88</text:p>
          </table:table-cell>
          <table:table-cell table:formula="of:=&quot;(&quot; &amp; [.K80]&amp;&quot;.&quot;&amp;[.L80]&amp; &quot;, &quot; &amp; [.M80] &amp; &quot;)&quot;" office:value-type="string" office:string-value="(18.4, 27.88)">
            <text:p>(18.4, 27.8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0.56">
            <text:p>10.56</text:p>
          </table:table-cell>
          <table:table-cell table:formula="of:=&quot;(&quot; &amp; [.K81]&amp;&quot;.&quot;&amp;[.L81]&amp; &quot;, &quot; &amp; [.M81] &amp; &quot;)&quot;" office:value-type="string" office:string-value="(18.5, 10.56)">
            <text:p>(18.5, 10.5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6">
            <text:p>6</text:p>
          </table:table-cell>
          <table:table-cell office:value-type="float" office:value="39.49">
            <text:p>39.49</text:p>
          </table:table-cell>
          <table:table-cell table:formula="of:=&quot;(&quot; &amp; [.K82]&amp;&quot;.&quot;&amp;[.L82]&amp; &quot;, &quot; &amp; [.M82] &amp; &quot;)&quot;" office:value-type="string" office:string-value="(18.6, 39.49)">
            <text:p>(18.6, 39.49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7.78">
            <text:p>27.78</text:p>
          </table:table-cell>
          <table:table-cell table:formula="of:=&quot;(&quot; &amp; [.K83]&amp;&quot;.&quot;&amp;[.L83]&amp; &quot;, &quot; &amp; [.M83] &amp; &quot;)&quot;" office:value-type="string" office:string-value="(18.7, 27.78)">
            <text:p>(18.7, 27.78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297.19">
            <text:p>297.19</text:p>
          </table:table-cell>
          <table:table-cell table:formula="of:=&quot;(&quot; &amp; [.K84]&amp;&quot;.&quot;&amp;[.L84]&amp; &quot;, &quot; &amp; [.M84] &amp; &quot;)&quot;" office:value-type="string" office:string-value="(18.8, 297.19)">
            <text:p>(18.8, 297.19)</text:p>
          </table:table-cell>
          <table:table-cell table:formula="of:=AVERAGE([.M76:.M84])" office:value-type="float" office:value="79.2266666666667">
            <text:p>79.2266666667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88.43">
            <text:p>88.43</text:p>
          </table:table-cell>
          <table:table-cell table:formula="of:=&quot;(&quot; &amp; [.K85]&amp;&quot;.&quot;&amp;[.L85]&amp; &quot;, &quot; &amp; [.M85] &amp; &quot;)&quot;" office:value-type="string" office:string-value="(18.9, 88.43)">
            <text:p>(18.9, 88.4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58.82">
            <text:p>58.82</text:p>
          </table:table-cell>
          <table:table-cell table:formula="of:=&quot;(&quot; &amp; [.K86]&amp;&quot;.&quot;&amp;[.L86]&amp; &quot;, &quot; &amp; [.M86] &amp; &quot;)&quot;" office:value-type="string" office:string-value="(19.1, 58.82)">
            <text:p>(19.1, 58.82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73.65">
            <text:p>73.65</text:p>
          </table:table-cell>
          <table:table-cell table:formula="of:=&quot;(&quot; &amp; [.K87]&amp;&quot;.&quot;&amp;[.L87]&amp; &quot;, &quot; &amp; [.M87] &amp; &quot;)&quot;" office:value-type="string" office:string-value="(19.2, 73.65)">
            <text:p>(19.2, 73.65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529.23">
            <text:p>529.23</text:p>
          </table:table-cell>
          <table:table-cell table:formula="of:=&quot;(&quot; &amp; [.K88]&amp;&quot;.&quot;&amp;[.L88]&amp; &quot;, &quot; &amp; [.M88] &amp; &quot;)&quot;" office:value-type="string" office:string-value="(19.3, 529.23)">
            <text:p>(19.3, 529.2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32.73">
            <text:p>32.73</text:p>
          </table:table-cell>
          <table:table-cell table:formula="of:=&quot;(&quot; &amp; [.K89]&amp;&quot;.&quot;&amp;[.L89]&amp; &quot;, &quot; &amp; [.M89] &amp; &quot;)&quot;" office:value-type="string" office:string-value="(19.4, 32.73)">
            <text:p>(19.4, 32.73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5.86">
            <text:p>5.86</text:p>
          </table:table-cell>
          <table:table-cell table:formula="of:=&quot;(&quot; &amp; [.K90]&amp;&quot;.&quot;&amp;[.L90]&amp; &quot;, &quot; &amp; [.M90] &amp; &quot;)&quot;" office:value-type="string" office:string-value="(19.5, 5.86)">
            <text:p>(19.5, 5.8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0.31">
            <text:p>0.31</text:p>
          </table:table-cell>
          <table:table-cell table:formula="of:=&quot;(&quot; &amp; [.K91]&amp;&quot;.&quot;&amp;[.L91]&amp; &quot;, &quot; &amp; [.M91] &amp; &quot;)&quot;" office:value-type="string" office:string-value="(19.6, 0.31)">
            <text:p>(19.6, 0.31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17.6">
            <text:p>17.6</text:p>
          </table:table-cell>
          <table:table-cell table:formula="of:=&quot;(&quot; &amp; [.K92]&amp;&quot;.&quot;&amp;[.L92]&amp; &quot;, &quot; &amp; [.M92] &amp; &quot;)&quot;" office:value-type="string" office:string-value="(19.7, 17.6)">
            <text:p>(19.7, 17.6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2.54">
            <text:p>192.54</text:p>
          </table:table-cell>
          <table:table-cell table:formula="of:=&quot;(&quot; &amp; [.K93]&amp;&quot;.&quot;&amp;[.L93]&amp; &quot;, &quot; &amp; [.M93] &amp; &quot;)&quot;" office:value-type="string" office:string-value="(19.8, 192.54)">
            <text:p>(19.8, 192.54)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19.77">
            <text:p>219.77</text:p>
          </table:table-cell>
          <table:table-cell table:formula="of:=&quot;(&quot; &amp; [.K94]&amp;&quot;.&quot;&amp;[.L94]&amp; &quot;, &quot; &amp; [.M94] &amp; &quot;)&quot;" office:value-type="string" office:string-value="(19.9, 219.77)">
            <text:p>(19.9, 219.77)</text:p>
          </table:table-cell>
          <table:table-cell table:formula="of:=AVERAGE([.M86:.M94])" office:value-type="float" office:value="125.612222222222">
            <text:p>125.6122222222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osch</meta:initial-creator>
    <meta:creation-date>2012-11-12T17:18:38</meta:creation-date>
    <dc:date>2013-01-01T01:10:44</dc:date>
    <dc:creator>Sebastian Kosch</dc:creator>
    <meta:editing-duration>PT8H17M40S</meta:editing-duration>
    <meta:editing-cycles>8</meta:editing-cycles>
    <meta:generator>LibreOffice/3.5$Linux_X86_64 LibreOffice_project/350m1$Build-2</meta:generator>
    <meta:document-statistic meta:table-count="3" meta:cell-count="855" meta:object-count="0"/>
  </office:meta>
</office:document-meta>
</file>